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47ee" officeooo:paragraph-rsid="001047ee"/>
    </style:style>
    <style:style style:name="P2" style:family="paragraph" style:parent-style-name="Standard">
      <style:text-properties officeooo:rsid="001222ba" officeooo:paragraph-rsid="001222ba"/>
    </style:style>
    <style:style style:name="P3" style:family="paragraph" style:parent-style-name="Standard">
      <style:text-properties officeooo:rsid="001419e7" officeooo:paragraph-rsid="001419e7"/>
    </style:style>
    <style:style style:name="P4" style:family="paragraph" style:parent-style-name="Standard">
      <style:text-properties officeooo:rsid="0015992a" officeooo:paragraph-rsid="0015992a"/>
    </style:style>
    <style:style style:name="T1" style:family="text">
      <style:text-properties officeooo:rsid="001222ba"/>
    </style:style>
    <style:style style:name="T2" style:family="text">
      <style:text-properties officeooo:rsid="001599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) Abbildung größer?</text:p>
      <text:p text:style-name="P1"/>
      <text:p text:style-name="P1">2 FSP <text:span text:style-name="T1">&gt; </text:span>*densities</text:p>
      <text:p text:style-name="P1"/>
      <text:p text:style-name="P1">4) “Many Particle” (Überschrift) vs. “Many-Particle”</text:p>
      <text:p text:style-name="P1"/>
      <text:p text:style-name="P1">4 Time evolution operator<text:span text:style-name="T1"> &gt;</text:span> Ist “understand” eine Aufforderung? Vielleicht lieber “with inverse temperature as imaginary time” oder “understanding inverse ...”</text:p>
      <text:p text:style-name="P1"/>
      <text:p text:style-name="P2">5) time slice Bild &gt; größer</text:p>
      <text:p text:style-name="P2"/>
      <text:p text:style-name="P2">5 “WHY USE...” &gt; da fänd ich “WHY USING...” wieder schöner, aber vermutlich ist das Geschmackssache.</text:p>
      <text:p text:style-name="P4">(Später finde ich die “tue dies, tue das”-Form gut; auf Folie 8 “calculating” weichst du davon eimal ab)</text:p>
      <text:p text:style-name="P2"/>
      <text:p text:style-name="P2">6) Schemazeichnung: Unten guckt noch etwas Text durch &amp; hier schreibst du “Marcov Chain” (oben “Marcov-Chain”)</text:p>
      <text:p text:style-name="P2"/>
      <text:p text:style-name="P2">Conditions: Ist das beabsichtigt, dass du erst P einführst und auf der nächsten Folie wieder W schreibst?</text:p>
      <text:p text:style-name="P2"/>
      <text:p text:style-name="P3">7) Achtung, superpingelig: Beim Schwabl unten ist ein Leerzeichen vor dem Punkt zu viel. Ganz hinten ist auch kein Punkt, bei den anderen Zitationen schon.</text:p>
      <text:p text:style-name="P3"/>
      <text:p text:style-name="P3">9) ist bei mir leer und danach sind die Folien irgendwie etwas kaputt. Vielleicht nochmal kompilieren?</text:p>
      <text:p text:style-name="P3"/>
      <text:p text:style-name="P3">11<text:span text:style-name="T2">)</text:span> Excite stationary orbital &gt; Formeln rutschen unten weg</text:p>
      <text:p text:style-name="P3"/>
      <text:p text:style-name="P4">13) die schöne Zeichnung könnte noch größer</text:p>
      <text:p text:style-name="P4"/>
      <text:p text:style-name="P4">14) Ohne Erklärung verstehe ich das nicht so richtig. Ist das eine teilweise abgehakte ToDo-Liste?</text:p>
      <text:p text:style-name="P4">Vielleicht die einzelnen Punkte etwas weiter auseinander und vorne groß schreiben. Außerdem das Bildchen etwas größ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17:10:59.443017886</meta:creation-date>
    <dc:date>2019-01-28T17:51:48.637123609</dc:date>
    <meta:editing-duration>PT9M18S</meta:editing-duration>
    <meta:editing-cycles>1</meta:editing-cycles>
    <meta:document-statistic meta:table-count="0" meta:image-count="0" meta:object-count="0" meta:page-count="1" meta:paragraph-count="15" meta:word-count="195" meta:character-count="1269" meta:non-whitespace-character-count="1089"/>
    <meta:generator>LibreOffice/5.2.7.2$Linux_X86_64 LibreOffice_project/20m0$Build-2</meta:generator>
  </office:meta>
</office:document-meta>
</file>